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0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41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45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46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51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52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50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53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2cd7" officeooo:paragraph-rsid="00292cd7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 style:list-style-name="L42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117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P118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e62e" style:font-style-asian="normal" style:font-style-complex="normal"/>
    </style:style>
    <style:style style:name="T8" style:family="text">
      <style:text-properties fo:font-style="normal" officeooo:rsid="00275f97" style:font-style-asian="normal" style:font-style-complex="normal"/>
    </style:style>
    <style:style style:name="T9" style:family="text">
      <style:text-properties officeooo:rsid="000b89f7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6c32f"/>
    </style:style>
    <style:style style:name="T16" style:family="text">
      <style:text-properties officeooo:rsid="0021f30a"/>
    </style:style>
    <style:style style:name="T17" style:family="text">
      <style:text-properties officeooo:rsid="00275f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Resumen UT3 CSS</text:p>
      <text:p text:style-name="P116"/>
      <text:p text:style-name="P3">CSS son las siglas de Cascadin Style Sheets, es empleado para definir el aspecto de las páginas HTML y XHTML.</text:p>
      <text:p text:style-name="P3">CSS no es un lenguaje de programación ni un lenguaje de etiquetas, pero el necesario para complementar HTML.</text:p>
      <text:p text:style-name="P3"/>
      <text:p text:style-name="P3">Donde colocar HTML</text:p>
      <text:list xml:id="list2296462321" text:style-name="L1">
        <text:list-item>
          <text:p text:style-name="P1">En un archivo independiente con extensión CSS</text:p>
          <text:list>
            <text:list-item>
              <text:p text:style-name="P2">Hemos de utilizar la etiqueta &lt;link <text:span text:style-name="T2">rel=”stylesheet” href=”</text:span><text:span text:style-name="T4">nombrehoja</text:span><text:span text:style-name="T7">.css”</text:span>/&gt; <text:span text:style-name="T2">colocando este en la cabecera.</text:span></text:p>
            </text:list-item>
          </text:list>
        </text:list-item>
        <text:list-item>
          <text:p text:style-name="P1">En la cabecera de un documento HTML (dentro del head)</text:p>
        </text:list-item>
        <text:list-item>
          <text:p text:style-name="P2">Dentro de una etiqueta (modifica solo esa etiqueta) <text:span text:style-name="T1">desaconsejado.</text:span></text:p>
        </text:list-item>
      </text:list>
      <text:p text:style-name="P4"/>
      <text:p text:style-name="P6">Funcionamiento básico</text:p>
      <text:list xml:id="list3852012053" text:style-name="L2">
        <text:list-item>
          <text:p text:style-name="P5">Los estilos CSS se aplican mediante reglas, estas están propuestas por:</text:p>
          <text:list>
            <text:list-item>
              <text:p text:style-name="P5">Selectores: <text:span text:style-name="T9">Indica elemento/s a los que se le aplica la regla CSS</text:span></text:p>
            </text:list-item>
            <text:list-item>
              <text:p text:style-name="P5">Declaraciones: <text:span text:style-name="T9">Especifica los estilos que se aplican a los elementos, compuestas por una o más declaraciones.</text:span></text:p>
              <text:list>
                <text:list-item>
                  <text:p text:style-name="P5">Propiedades: <text:span text:style-name="T9">Modifica el aspecto de las características de un elemento.</text:span></text:p>
                </text:list-item>
                <text:list-item>
                  <text:p text:style-name="P5">Valores: <text:span text:style-name="T9">Nuevo valor de la característica a modificar.</text:span></text:p>
                </text:list-item>
              </text:list>
            </text:list-item>
          </text:list>
        </text:list-item>
      </text:list>
      <text:p text:style-name="P8"/>
      <text:p text:style-name="P8">Tipos de etiqueta</text:p>
      <text:list xml:id="list2018672553" text:style-name="L3">
        <text:list-item>
          <text:p text:style-name="P7">block: Generan un asalto de línea por arriba y por abajo, ocupan el 100% de ancho</text:p>
        </text:list-item>
        <text:list-item>
          <text:p text:style-name="P7">inline: No generan salto de línea.</text:p>
        </text:list-item>
      </text:list>
      <text:p text:style-name="P8"/>
      <text:p text:style-name="P8"/>
      <text:p text:style-name="P16">Asignar colores</text:p>
      <text:p text:style-name="P10"/>
      <text:p text:style-name="P10">Hexadecimal</text:p>
      <text:list xml:id="list251500548" text:style-name="L4">
        <text:list-item>
          <text:p text:style-name="P9">Se realiza mediante la expresión #xxyyzz</text:p>
          <text:list>
            <text:list-item>
              <text:p text:style-name="P11">Cada pareja de letras se representa con dos números en hexadecimal.</text:p>
            </text:list-item>
          </text:list>
        </text:list-item>
        <text:list-item>
          <text:p text:style-name="P11">El color negro es #000000 y el blanco # FFFFFF</text:p>
          <text:list>
            <text:list-item>
              <text:p text:style-name="P11">xx es la intensidad de bermellón</text:p>
            </text:list-item>
            <text:list-item>
              <text:p text:style-name="P11">yy es la intensidad de verde</text:p>
            </text:list-item>
            <text:list-item>
              <text:p text:style-name="P11">zz es la intensidad de azul</text:p>
            </text:list-item>
          </text:list>
        </text:list-item>
      </text:list>
      <text:p text:style-name="P14">RGB</text:p>
      <text:list xml:id="list2217844342" text:style-name="L5">
        <text:list-item>
          <text:p text:style-name="P12">Colores primarios basados en la combinación de píxeles de color rojo verde y azul</text:p>
        </text:list-item>
        <text:list-item>
          <text:p text:style-name="P12">Codifican un n´umero del 0 al 255.</text:p>
        </text:list-item>
        <text:list-item>
          <text:p text:style-name="P12">El blanco es (255,255,255) y el negro es (0,0,0)</text:p>
        </text:list-item>
        <text:list-item>
          <text:p text:style-name="P12">Con un cuarto canal (alpha) podemos añadir transparencias.</text:p>
        </text:list-item>
      </text:list>
      <text:p text:style-name="P14"/>
      <text:p text:style-name="P14">Por el nombre</text:p>
      <text:list xml:id="list1349186704" text:style-name="L6">
        <text:list-item>
          <text:p text:style-name="P13">white, blue, black, red, green…</text:p>
        </text:list-item>
      </text:list>
      <text:p text:style-name="P14"/>
      <text:p text:style-name="P14"/>
      <text:p text:style-name="P17">Añadir comentarios</text:p>
      <text:list xml:id="list3027251048" text:style-name="L7">
        <text:list-item>
          <text:p text:style-name="P15">Para añadir comentarios en el código, CSS emplea /**<text:span text:style-name="T3"> algo escrito */</text:span></text:p>
        </text:list-item>
      </text:list>
      <text:p text:style-name="P93"/>
      <text:p text:style-name="P93"/>
      <text:p text:style-name="P105">Medida y unidades</text:p>
      <text:p text:style-name="P93"/>
      <text:list xml:id="list1183885997" text:style-name="L8">
        <text:list-item>
          <text:p text:style-name="P18">font-size: Regula el tamaño de la fuente y está asociada a una unidad de medida.</text:p>
          <text:list>
            <text:list-item>
              <text:p text:style-name="P18">La herencia hace que el tamaño de la fuente se base en el tamaño de la fuente del body.</text:p>
            </text:list-item>
          </text:list>
        </text:list-item>
        <text:list-item>
          <text:p text:style-name="P18">Las unidades de medida pueden ser absolutas o relativas.</text:p>
          <text:list>
            <text:list-item>
              <text:p text:style-name="P19">Absolutas: </text:p>
              <text:list>
                <text:list-item>
                  <text:p text:style-name="P19">pixeles → px,</text:p>
                </text:list-item>
                <text:list-item>
                  <text:p text:style-name="P19">puntos → pt</text:p>
                </text:list-item>
              </text:list>
            </text:list-item>
            <text:list-item>
              <text:p text:style-name="P19">Relativas: </text:p>
              <text:list>
                <text:list-item>
                  <text:p text:style-name="P20">Al tamaño de fuente → “X veces ” el tamaño de la fuente → em</text:p>
                </text:list-item>
                <text:list-item>
                  <text:p text:style-name="P20">Al tamaño del elemento → %</text:p>
                </text:list-item>
              </text:list>
            </text:list-item>
          </text:list>
        </text:list-item>
        <text:list-item>
          <text:p text:style-name="P20">No se ha de dejar espacio en blanco entre el valor y la unidad.</text:p>
        </text:list-item>
      </text:list>
      <text:p text:style-name="P22"/>
      <text:p text:style-name="P22"/>
      <text:p text:style-name="P106">Selectores</text:p>
      <text:p text:style-name="P22"/>
      <text:list xml:id="list1160752128" text:style-name="L9">
        <text:list-item>
          <text:p text:style-name="P21">Una regla de CSS esta formada por:</text:p>
          <text:list>
            <text:list-item>
              <text:p text:style-name="P118"><text:span text:style-name="T12">S</text:span><text:span text:style-name="T13">elector: </text:span><text:span text:style-name="T12">indica como se ha de hacer</text:span></text:p>
            </text:list-item>
            <text:list-item>
              <text:p text:style-name="P118"><text:span text:style-name="T12">D</text:span><text:span text:style-name="T13">eclaración: </text:span><text:span text:style-name="T12">Indica que ha de hacer.</text:span></text:p>
            </text:list-item>
          </text:list>
        </text:list-item>
        <text:list-item>
          <text:p text:style-name="P23">Una regla puede aplicarse sobre diversos selectores y un mismo selectos puede utilizarse en diversas reglas.</text:p>
        </text:list-item>
      </text:list>
      <text:p text:style-name="P26"/>
      <text:p text:style-name="P26">De tipo universal</text:p>
      <text:list xml:id="list2439061179" text:style-name="L10">
        <text:list-item>
          <text:p text:style-name="P24">Seleccciona todos los elementos de la página.</text:p>
        </text:list-item>
        <text:list-item>
          <text:p text:style-name="P24">Se escribe usando el carácter “*”</text:p>
        </text:list-item>
      </text:list>
      <text:p text:style-name="P26"/>
      <text:p text:style-name="P26">Tipo etiqueta</text:p>
      <text:list xml:id="list1534030625" text:style-name="L11">
        <text:list-item>
          <text:p text:style-name="P25">Selecciona todos los elementos de la página que tengan la etiqueta del selector.</text:p>
        </text:list-item>
        <text:list-item>
          <text:p text:style-name="P25">Se pueden encadenar selectores separandolos con “,” en la misma declaración.</text:p>
        </text:list-item>
      </text:list>
      <text:p text:style-name="P26"/>
      <text:p text:style-name="P29">De clase</text:p>
      <text:list xml:id="list3519417308" text:style-name="L12">
        <text:list-item>
          <text:p text:style-name="P117"><text:span text:style-name="T10">Se ha de escribir la palabra </text:span><text:span text:style-name="T14">class=”nombre”</text:span><text:span text:style-name="T10"> en la etiqueta </text:span><text:span text:style-name="T11">a modificar del HTML</text:span></text:p>
        </text:list-item>
        <text:list-item>
          <text:p text:style-name="P27">En la hoja de CSS se crea una regla con el nombre del atributo de la <text:span text:style-name="T15">clase </text:span>p<text:span text:style-name="T15">r</text:span>ecedi<text:span text:style-name="T15">d</text:span>o por un “.”</text:p>
        </text:list-item>
        <text:list-item>
          <text:p text:style-name="P32">Se puede combinar el selector de tipo y el de clase.</text:p>
        </text:list-item>
      </text:list>
      <text:p text:style-name="P34"/>
      <text:p text:style-name="P34">Slector ID</text:p>
      <text:list xml:id="list993746121" text:style-name="L13">
        <text:list-item>
          <text:p text:style-name="P33">Un atributo ID no se puede repetir dos veces en la misma página.</text:p>
        </text:list-item>
        <text:list-item>
          <text:p text:style-name="P33">Se emplea para aplicar estilos a un solo elemento de la página.</text:p>
        </text:list-item>
        <text:list-item>
          <text:p text:style-name="P28">Se ha de escribir la palabra <text:span text:style-name="T5">id</text:span><text:span text:style-name="T3">=”nombre”</text:span> en la etiqueta <text:span text:style-name="T15">a modificar del HTML</text:span></text:p>
        </text:list-item>
        <text:list-item>
          <text:p text:style-name="P28">En la hoja de CSS se crea una regla con el nombre del atributo de<text:span text:style-name="T15">l ID </text:span>p<text:span text:style-name="T15">r</text:span>ecedi<text:span text:style-name="T15">d</text:span>o por un<text:span text:style-name="T15">a</text:span> “<text:span text:style-name="T15">#</text:span>”</text:p>
        </text:list-item>
      </text:list>
      <text:p text:style-name="P30"/>
      <text:p text:style-name="P30"/>
      <text:p text:style-name="P107">Jerarquia de etiquetas</text:p>
      <text:p text:style-name="P38"/>
      <text:p text:style-name="P38">Se pueden realizar cambios de estilo con jereaquía de etiquetas</text:p>
      <text:p text:style-name="P38"/>
      <text:p text:style-name="P38">Seleccionar elementos adyadcentes</text:p>
      <text:list xml:id="list3577628186" text:style-name="L14">
        <text:list-item>
          <text:p text:style-name="P35">Permiten seleccionar elementos declarados a continuación de otros</text:p>
        </text:list-item>
        <text:list-item>
          <text:p text:style-name="P35">Se emplea el símbolo “+” entre los elementos a seleccionar.</text:p>
        </text:list-item>
      </text:list>
      <text:p text:style-name="P38"/>
      <text:p text:style-name="P38">Selección de hijos</text:p>
      <text:list xml:id="list2073548498" text:style-name="L15">
        <text:list-item>
          <text:p text:style-name="P36">Afecta a un descendiente directo de una etiqueta.</text:p>
        </text:list-item>
        <text:list-item>
          <text:p text:style-name="P36">Se emplea el símbolo “&gt;” entre los elementos a seleccionar.</text:p>
        </text:list-item>
      </text:list>
      <text:p text:style-name="P38"/>
      <text:p text:style-name="P38">Selección descendente</text:p>
      <text:list xml:id="list570374031" text:style-name="L16">
        <text:list-item>
          <text:p text:style-name="P37">Se emplea para seleccionar elementos dentro de otros.</text:p>
        </text:list-item>
        <text:list-item>
          <text:p text:style-name="P37">Se escribe un elemento separado por un espacio del otro.</text:p>
        </text:list-item>
      </text:list>
      <text:p text:style-name="P38"/>
      <text:p text:style-name="P38"/>
      <text:p text:style-name="P108">Estilos de texto</text:p>
      <text:p text:style-name="P43"/>
      <text:p text:style-name="P44">font-style</text:p>
      <text:list xml:id="list3525716365" text:style-name="L17">
        <text:list-item>
          <text:p text:style-name="P40">Pone en sursiva sin utiliza el elemento “ i ”</text:p>
          <text:list>
            <text:list-item>
              <text:p text:style-name="P46">italic</text:p>
            </text:list-item>
            <text:list-item>
              <text:p text:style-name="P46">normal</text:p>
            </text:list-item>
            <text:list-item>
              <text:p text:style-name="P46">oblique</text:p>
            </text:list-item>
          </text:list>
        </text:list-item>
      </text:list>
      <text:p text:style-name="P44"/>
      <text:p text:style-name="P44">font-variant</text:p>
      <text:list xml:id="list290653202" text:style-name="L18">
        <text:list-item>
          <text:p text:style-name="P41">Para resaltar una parte del texto</text:p>
          <text:list>
            <text:list-item>
              <text:p text:style-name="P41">normal</text:p>
            </text:list-item>
            <text:list-item>
              <text:p text:style-name="P41">small-caps</text:p>
            </text:list-item>
          </text:list>
        </text:list-item>
      </text:list>
      <text:p text:style-name="P44"/>
      <text:p text:style-name="P44">font-weight</text:p>
      <text:list xml:id="list3772396537" text:style-name="L19">
        <text:list-item>
          <text:p text:style-name="P49">Determina el grosor del trazo de los textos</text:p>
          <text:list>
            <text:list-item>
              <text:p text:style-name="P49">normal, bold, 100, 400…</text:p>
            </text:list-item>
          </text:list>
        </text:list-item>
      </text:list>
      <text:p text:style-name="P44"/>
      <text:p text:style-name="P48">font-size</text:p>
      <text:list xml:id="list2879465747" text:style-name="L20">
        <text:list-item>
          <text:p text:style-name="P47">Determina el tamaño del texto.</text:p>
          <text:list>
            <text:list-item>
              <text:p text:style-name="P50">Medium, small, largue</text:p>
            </text:list-item>
            <text:list-item>
              <text:p text:style-name="P50">px, em, %</text:p>
            </text:list-item>
          </text:list>
        </text:list-item>
      </text:list>
      <text:p text:style-name="P51"/>
      <text:p text:style-name="P39">font-family</text:p>
      <text:p text:style-name="P39">Determina el tipo de letra a utilizar, se ha de complir…</text:p>
      <text:list xml:id="list3119009740" text:style-name="L21">
        <text:list-item>
          <text:p text:style-name="P52">La tipografia se ha de llamar exactamente como en la biblioteca del ordenador_cliente.</text:p>
        </text:list-item>
        <text:list-item>
          <text:p text:style-name="P52">Las tipografias han de estar separadas por “,” con o sin espacio.</text:p>
        </text:list-item>
        <text:list-item>
          <text:p text:style-name="P52">Las tipografias que contengan más de una palabra han de ir entre “ ‘ ”</text:p>
        </text:list-item>
        <text:list-item>
          <text:p text:style-name="P42">Hay que ordenar las tipologias por orden ascendente de diponiblilidad.</text:p>
        </text:list-item>
      </text:list>
      <text:p text:style-name="P45"/>
      <text:p text:style-name="P109">Alinecion y justificacion</text:p>
      <text:p text:style-name="P55"/>
      <text:p text:style-name="P55">text-align</text:p>
      <text:list xml:id="list2402329708" text:style-name="L22">
        <text:list-item>
          <text:p text:style-name="P53">Acepta 4 valores: left, right, center y justify.</text:p>
        </text:list-item>
      </text:list>
      <text:p text:style-name="P55"/>
      <text:p text:style-name="P55">Direction</text:p>
      <text:list xml:id="list2659932508" text:style-name="L23">
        <text:list-item>
          <text:p text:style-name="P54">acepta dos valores: rtl y ltr</text:p>
        </text:list-item>
      </text:list>
      <text:p text:style-name="P55"/>
      <text:p text:style-name="P55"/>
      <text:p text:style-name="P110">Espaciado, interlineado y sangrado</text:p>
      <text:p text:style-name="P55"/>
      <text:p text:style-name="P57">letter-spacing</text:p>
      <text:list xml:id="list346784358" text:style-name="L24">
        <text:list-item>
          <text:p text:style-name="P56">modifica el espacio en blanco entre letras</text:p>
        </text:list-item>
      </text:list>
      <text:p text:style-name="P57"/>
      <text:p text:style-name="P57">word-spacing</text:p>
      <text:list xml:id="list3513851113" text:style-name="L25">
        <text:list-item>
          <text:p text:style-name="P58">Modifica el espacio entre palabras</text:p>
        </text:list-item>
      </text:list>
      <text:p text:style-name="P57"/>
      <text:p text:style-name="P57">text-indent</text:p>
      <text:list xml:id="list521581479" text:style-name="L26">
        <text:list-item>
          <text:p text:style-name="P59">Controla el sangrado de los parrafos</text:p>
        </text:list-item>
      </text:list>
      <text:p text:style-name="P57"/>
      <text:p text:style-name="P57">line-height</text:p>
      <text:list xml:id="list3430242956" text:style-name="L27">
        <text:list-item>
          <text:p text:style-name="P60">Controla el espaciado entre lineas</text:p>
        </text:list-item>
      </text:list>
      <text:p text:style-name="P29"/>
      <text:p text:style-name="P29"/>
      <text:p text:style-name="P99">Mayusculas, minusculas, capital</text:p>
      <text:p text:style-name="P61"/>
      <text:p text:style-name="P61">text-transform</text:p>
      <text:list xml:id="list2017724752" text:style-name="L28">
        <text:list-item>
          <text:p text:style-name="P62">Se ocupa de los distintos tipos de letras</text:p>
          <text:list>
            <text:list-item>
              <text:p text:style-name="P62">uppercase: mayusculas</text:p>
            </text:list-item>
            <text:list-item>
              <text:p text:style-name="P62">lowercase: minusculas</text:p>
            </text:list-item>
            <text:list-item>
              <text:p text:style-name="P62">capitalice: letra capital</text:p>
            </text:list-item>
          </text:list>
        </text:list-item>
      </text:list>
      <text:p text:style-name="P31"/>
      <text:p text:style-name="P31"/>
      <text:p text:style-name="P103">Decoracion de texto</text:p>
      <text:p text:style-name="P64"/>
      <text:p text:style-name="P64">text-decoration</text:p>
      <text:list xml:id="list3819049687" text:style-name="L29">
        <text:list-item>
          <text:p text:style-name="P63">permite poner lineas en el texto:</text:p>
          <text:list>
            <text:list-item>
              <text:p text:style-name="P63">line-through: tachar texto</text:p>
            </text:list-item>
            <text:list-item>
              <text:p text:style-name="P63">underline: subrayado</text:p>
            </text:list-item>
            <text:list-item>
              <text:p text:style-name="P63">overline: linea sobre el texto</text:p>
            </text:list-item>
            <text:list-item>
              <text:p text:style-name="P63">none</text:p>
            </text:list-item>
          </text:list>
        </text:list-item>
      </text:list>
      <text:p text:style-name="P64"/>
      <text:p text:style-name="P65">text-shadow</text:p>
      <text:list xml:id="list3910261867" text:style-name="L30">
        <text:list-item>
          <text:p text:style-name="P66">Añade una sombra al texto</text:p>
          <text:list>
            <text:list-item>
              <text:p text:style-name="P66">Hay que añadir una distancia de ejes (x,y) en unidades válidas.</text:p>
            </text:list-item>
          </text:list>
        </text:list-item>
      </text:list>
      <text:p text:style-name="P65"/>
      <text:p text:style-name="P65"/>
      <text:p text:style-name="P100">Estilos de fondo</text:p>
      <text:p text:style-name="P65"/>
      <text:p text:style-name="P65">Premite <text:s/>utilizar imágenes decorativas en elementos de HTML</text:p>
      <text:p text:style-name="P65"/>
      <text:p text:style-name="P65">background-color</text:p>
      <text:list xml:id="list1154962597" text:style-name="L31">
        <text:list-item>
          <text:p text:style-name="P67">Establece un color de fondo</text:p>
        </text:list-item>
      </text:list>
      <text:p text:style-name="P65"/>
      <text:p text:style-name="P65">background-image</text:p>
      <text:list xml:id="list2490497453" text:style-name="L32">
        <text:list-item>
          <text:p text:style-name="P68">indica una ruta o URL de una imagen de fondo.</text:p>
          <text:list>
            <text:list-item>
              <text:p text:style-name="P75">border: aplica un marco a la imagen.</text:p>
            </text:list-item>
            <text:list-item>
              <text:p text:style-name="P75">padding: aplica un margen dentro del elemento</text:p>
            </text:list-item>
            <text:list-item>
              <text:p text:style-name="P75">float: para ubicar la imagen</text:p>
            </text:list-item>
            <text:list-item>
              <text:p text:style-name="P75">margin: aplica un margen fuera del elemento</text:p>
            </text:list-item>
          </text:list>
        </text:list-item>
      </text:list>
      <text:p text:style-name="P65"/>
      <text:p text:style-name="P65"><text:span text:style-name="T16">b</text:span>ac<text:span text:style-name="T16">k</text:span>ground-repeat</text:p>
      <text:list xml:id="list1692142891" text:style-name="L33">
        <text:list-item>
          <text:p text:style-name="P69">Indica en que direcciión se ha de repetir la imagen de fondo</text:p>
          <text:list>
            <text:list-item>
              <text:p text:style-name="P112">repeat-x ó y</text:p>
            </text:list-item>
            <text:list-item>
              <text:p text:style-name="P112">no-repeat</text:p>
            </text:list-item>
          </text:list>
        </text:list-item>
      </text:list>
      <text:p text:style-name="P70"/>
      <text:p text:style-name="P70">background-attachment</text:p>
      <text:list xml:id="list3450337878" text:style-name="L34">
        <text:list-item>
          <text:p text:style-name="P71">Define el comportamiento de la imagen cuando el usuario se desplaza por la página: <text:span text:style-name="T3">scroll, fixed e inherit</text:span>.</text:p>
        </text:list-item>
      </text:list>
      <text:p text:style-name="P70"/>
      <text:p text:style-name="P70">background-position</text:p>
      <text:list xml:id="list461539690" text:style-name="L35">
        <text:list-item>
          <text:p text:style-name="P72">Indica al navegador donde poner la imágen de fondo. Se parte del extremo superior izquierdo.</text:p>
          <text:list>
            <text:list-item>
              <text:p text:style-name="P72">top, rigth, bottom, left y center</text:p>
            </text:list-item>
            <text:list-item>
              <text:p text:style-name="P72">En pixeles o porcentaje</text:p>
            </text:list-item>
          </text:list>
        </text:list-item>
      </text:list>
      <text:p text:style-name="P70"/>
      <text:p text:style-name="P73">background</text:p>
      <text:list xml:id="list3106441915" text:style-name="L36">
        <text:list-item>
          <text:p text:style-name="P74">Con este comando se pueden poner el resto de propiedades enuna sola linea</text:p>
        </text:list-item>
      </text:list>
      <text:p text:style-name="P73"/>
      <text:p text:style-name="P73"/>
      <text:p text:style-name="P101">Estilos de lista</text:p>
      <text:p text:style-name="P73"/>
      <text:p text:style-name="P76">list-style-type</text:p>
      <text:list xml:id="list2450643765" text:style-name="L39">
        <text:list-item>
          <text:p text:style-name="P77">Permite definir la apariencia de la viñeta de la lista de cada elemento.</text:p>
          <text:list>
            <text:list-item>
              <text:p text:style-name="P77">disc, circle, decimal, lower-roman…</text:p>
            </text:list-item>
          </text:list>
        </text:list-item>
      </text:list>
      <text:p text:style-name="P76"/>
      <text:p text:style-name="P76">list-style-position</text:p>
      <text:list xml:id="list2270741416" text:style-name="L40">
        <text:list-item>
          <text:p text:style-name="P78">Determina donde se colocaran las viñetas respecto a la posición de la lista</text:p>
          <text:list>
            <text:list-item>
              <text:p text:style-name="P78">inside, outside</text:p>
            </text:list-item>
          </text:list>
        </text:list-item>
      </text:list>
      <text:p text:style-name="P76"/>
      <text:p text:style-name="P76">list-style-image</text:p>
      <text:list xml:id="list1344719807" text:style-name="L41">
        <text:list-item>
          <text:p text:style-name="P79">Asigna una imágen almacenada como URL a la viñeta</text:p>
          <text:list>
            <text:list-item>
              <text:p text:style-name="P79">url (url de la imagen)</text:p>
            </text:list-item>
          </text:list>
        </text:list-item>
      </text:list>
      <text:p text:style-name="P76"/>
      <text:p text:style-name="P76"/>
      <text:p text:style-name="P102">Estilos de enlace</text:p>
      <text:p text:style-name="P80"/>
      <text:p text:style-name="P81">Los enlaces pueden tener cuatro estados representados con una regla CSS. Esa regla esta compuesta por <text:span text:style-name="T17">los estilos que el programador desee.</text:span></text:p>
      <text:p text:style-name="P81"/>
      <text:p text:style-name="P113">etiqueta<text:span text:style-name="T6">:link{ };</text:span></text:p>
      <text:list xml:id="list2851983912" text:style-name="L42">
        <text:list-item>
          <text:p text:style-name="P114"><text:span text:style-name="T6">Estado por defecto del enlace</text:span></text:p>
        </text:list-item>
      </text:list>
      <text:p text:style-name="P64"/>
      <text:p text:style-name="P115">etiqueta<text:span text:style-name="T6">:</text:span><text:span text:style-name="T8">visited</text:span><text:span text:style-name="T6">{ };</text:span></text:p>
      <text:list xml:id="list3523667892" text:style-name="L43">
        <text:list-item>
          <text:p text:style-name="P82">El enlace ya ha sido visitado</text:p>
        </text:list-item>
      </text:list>
      <text:p text:style-name="P83"/>
      <text:p text:style-name="P115">etiqueta<text:span text:style-name="T6">:</text:span><text:span text:style-name="T8">hover</text:span><text:span text:style-name="T6">{ };</text:span></text:p>
      <text:list xml:id="list2330504549" text:style-name="L44">
        <text:list-item>
          <text:p text:style-name="P84">Cuando el puntero está encima del enlace</text:p>
        </text:list-item>
      </text:list>
      <text:p text:style-name="P83"/>
      <text:p text:style-name="P115">etiqueta<text:span text:style-name="T6">:</text:span><text:span text:style-name="T8">focus</text:span><text:span text:style-name="T6">{ };</text:span></text:p>
      <text:list xml:id="list1748700525" text:style-name="L45">
        <text:list-item>
          <text:p text:style-name="P85">Cuando el enlace está seleccionado</text:p>
        </text:list-item>
      </text:list>
      <text:p text:style-name="P83"/>
      <text:p text:style-name="P115">etiqueta<text:span text:style-name="T6">:</text:span><text:span text:style-name="T8">active</text:span><text:span text:style-name="T6">{ };</text:span></text:p>
      <text:list xml:id="list1190255945" text:style-name="L46">
        <text:list-item>
          <text:p text:style-name="P86">El enlace es activado</text:p>
        </text:list-item>
      </text:list>
      <text:p text:style-name="P64"/>
      <text:p text:style-name="P64"/>
      <text:p text:style-name="P104">Estilos de tabla</text:p>
      <text:p text:style-name="P83"/>
      <text:p text:style-name="P97">border</text:p>
      <text:list xml:id="list1985602441" text:style-name="L53">
        <text:list-item>
          <text:p text:style-name="P98">Permite definir el ancho, estilo y color del mismo en una sola linea</text:p>
        </text:list-item>
      </text:list>
      <text:p text:style-name="P83"/>
      <text:p text:style-name="P87">border-collapse</text:p>
      <text:list xml:id="list542151131" text:style-name="L47">
        <text:list-item>
          <text:p text:style-name="P88">Indica si los bordes de la celda están fusionados o no</text:p>
          <text:list>
            <text:list-item>
              <text:p text:style-name="P88">collapse y separated</text:p>
            </text:list-item>
          </text:list>
        </text:list-item>
      </text:list>
      <text:p text:style-name="P87"/>
      <text:p text:style-name="P87">border-sparcing</text:p>
      <text:list xml:id="list741175066" text:style-name="L48">
        <text:list-item>
          <text:p text:style-name="P89">Determina la distancia entre bordes adyacentes empleando unidades CSS</text:p>
        </text:list-item>
      </text:list>
      <text:p text:style-name="P87"/>
      <text:p text:style-name="P87">caption-side</text:p>
      <text:list xml:id="list1648198216" text:style-name="L49">
        <text:list-item>
          <text:p text:style-name="P90">Determina donde aparecerá el tecto del caption</text:p>
          <text:list>
            <text:list-item>
              <text:p text:style-name="P90">top y bottom</text:p>
            </text:list-item>
          </text:list>
        </text:list-item>
      </text:list>
      <text:p text:style-name="P87"/>
      <text:p text:style-name="P87">empty-cells</text:p>
      <text:list xml:id="list336624982" text:style-name="L50">
        <text:list-item>
          <text:p text:style-name="P91">Indica si las celdas estarán vacías o no</text:p>
          <text:list>
            <text:list-item>
              <text:p text:style-name="P96">show u hide</text:p>
            </text:list-item>
          </text:list>
        </text:list-item>
      </text:list>
      <text:p text:style-name="P87"/>
      <text:p text:style-name="P87">table-layout</text:p>
      <text:list xml:id="list3073743997" text:style-name="L51">
        <text:list-item>
          <text:p text:style-name="P92">tipo de diseño para celdas, filas y columnas</text:p>
          <text:list>
            <text:list-item>
              <text:p text:style-name="P92">auto o fixed</text:p>
            </text:list-item>
          </text:list>
        </text:list-item>
      </text:list>
      <text:p text:style-name="P87"/>
      <text:p text:style-name="P94">vertical-align</text:p>
      <text:list xml:id="list288462182" text:style-name="L52">
        <text:list-item>
          <text:p text:style-name="P95">Determina la alineación vertical de las celdas de la tabla</text:p>
          <text:list>
            <text:list-item>
              <text:p text:style-name="P95">middle, top y bottom</text:p>
            </text:list-item>
          </text:list>
        </text:list-item>
      </text:list>
      <text:p text:style-name="P87"/>
      <text:p text:style-name="P31"/>
      <text:p text:style-name="P111">Estilo de formularios</text:p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0T12:24:55.170038358</dc:date>
    <meta:editing-duration>PT1H9M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7" meta:paragraph-count="194" meta:word-count="1311" meta:character-count="7268" meta:non-whitespace-character-count="6272"/>
  </office:meta>
</office:document-meta>
</file>